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5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E1:Feuille1.E1 Feuille1.E2:Feuille1.E5 Feuille1.F1:Feuille1.F1 Feuille1.F2:Feuille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duration(seconds)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<text:s/>outgoing throughput(message/secon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x 10000000</text:p>
          </table:table-cell>
          <table:table-cell table:style-name="ce1" office:value-type="float" office:value="666666.666666667" calcext:value-type="float">
            <text:p>666666,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821" calcext:value-type="float">
            <text:p>1,821</text:p>
          </table:table-cell>
          <table:table-cell office:value-type="string" calcext:value-type="string">
            <text:p>10 x 100000</text:p>
          </table:table-cell>
          <table:table-cell office:value-type="float" office:value="5491488.19330038" calcext:value-type="float">
            <text:p>5491488,193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100 x 1000</text:p>
          </table:table-cell>
          <table:table-cell office:value-type="float" office:value="16920473.7732657" calcext:value-type="float">
            <text:p>16920473,773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497" calcext:value-type="float">
            <text:p>0,497</text:p>
          </table:table-cell>
          <table:table-cell office:value-type="string" calcext:value-type="string">
            <text:p>1000 x 10</text:p>
          </table:table-cell>
          <table:table-cell office:value-type="float" office:value="20120724.3460765" calcext:value-type="float">
            <text:p>20120724,34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6-30T23:02:01.168828250</dc:date>
    <meta:editing-duration>PT6M22S</meta:editing-duration>
    <meta:editing-cycles>1</meta:editing-cycles>
    <meta:document-statistic meta:table-count="1" meta:cell-count="30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cm" svg:y="4.002cm" style:legend-expansion="high" chart:style-name="ch2"/>
        <chart:plot-area chart:style-name="ch3" table:cell-range-address="Feuille1.E1:Feuille1.F5" chart:data-source-has-labels="both" svg:x="0.32cm" svg:y="0.18cm" svg:width="10.16cm" svg:height="8.64cm">
          <chartooo:coordinate-region svg:x="2.714cm" svg:y="0.379cm" svg:width="7.766cm" svg:height="7.396cm"/>
          <chart:axis chart:dimension="x" chart:name="primary-x" chart:style-name="ch4" chartooo:axis-type="auto">
            <chartooo:date-scale/>
            <chart:categories table:cell-range-address="Feuille1.E2:Feuille1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5" chart:label-cell-address="Feuille1.F1:Feuille1.F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outgoing throughput(message/second)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x 10000000</text:p>
                <draw:g>
                  <svg:desc>Feuille1.E2:Feuille1.E5</svg:desc>
                </draw:g>
              </table:table-cell>
              <table:table-cell office:value-type="float" office:value="666666.666666667">
                <text:p>666666.666666667</text:p>
                <draw:g>
                  <svg:desc>Feuille1.F2:Feuille1.F5</svg:desc>
                </draw:g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</table:table-row>
            <table:table-row>
              <table:table-cell office:value-type="string">
                <text:p>1000 x 10</text:p>
              </table:table-cell>
              <table:table-cell office:value-type="float" office:value="20120724.3460765">
                <text:p>20120724.3460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